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draw:marker-start-width="0.438cm" draw:marker-end-width="0.438cm" draw:fill-color="#999999" draw:textarea-horizontal-align="justify" draw:textarea-vertical-align="middle" draw:auto-grow-height="false" fo:min-height="14.355cm" fo:min-width="12.835cm" fo:padding-top="0.204cm" fo:padding-bottom="0.204cm" fo:padding-left="0.329cm" fo:padding-right="0.329cm" fo:wrap-option="wrap"/>
    </style:style>
    <style:style style:name="gr2" style:family="graphic" style:parent-style-name="standard">
      <style:graphic-properties svg:stroke-width="0.159cm" draw:marker-start-width="0.438cm" draw:marker-end-width="0.438cm" draw:fill-color="#999999" draw:textarea-horizontal-align="justify" draw:textarea-vertical-align="middle" draw:auto-grow-height="false" fo:min-height="3.242cm" fo:min-width="4.262cm" fo:padding-top="0.204cm" fo:padding-bottom="0.204cm" fo:padding-left="0.329cm" fo:padding-right="0.329cm" fo:wrap-option="wrap"/>
    </style:style>
    <style:style style:name="gr3" style:family="graphic" style:parent-style-name="objectwithoutfill">
      <style:graphic-properties draw:stroke="solid" svg:stroke-width="0.106cm" svg:stroke-color="#000000" draw:marker-start="" draw:marker-start-width="0.358cm" draw:marker-end="" draw:marker-end-width="0.458cm" draw:fill="none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1.973cm" fo:min-width="0.453cm" fo:padding-top="0.151cm" fo:padding-bottom="0.151cm" fo:padding-left="0.276cm" fo:padding-right="0.276cm"/>
    </style:style>
    <style:style style:name="gr5" style:family="graphic" style:parent-style-name="standard">
      <style:graphic-properties draw:opacity="42%" draw:textarea-horizontal-align="justify" draw:textarea-vertical-align="middle" draw:auto-grow-height="false" fo:min-height="8.64cm" fo:min-width="12.835cm"/>
    </style:style>
    <style:style style:name="gr6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0.385cm" fo:min-width="0.135cm" fo:padding-top="0.178cm" fo:padding-bottom="0.178cm" fo:padding-left="0.303cm" fo:padding-right="0.303cm"/>
    </style:style>
    <style:style style:name="gr8" style:family="graphic" style:parent-style-name="standard">
      <style:graphic-properties draw:fill-color="#ff4000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draw:stroke="dash" draw:stroke-dash="Long_20_Dash_20__28_Rounded_29_" svg:stroke-color="#ffffff" draw:marker-start="" draw:marker-end="" draw:marker-end-width="0.3cm" svg:stroke-linecap="round" draw:fill="none" draw:textarea-vertical-align="middle"/>
    </style:style>
    <style:style style:name="gr10" style:family="graphic" style:parent-style-name="standard">
      <style:graphic-properties svg:stroke-color="#ffffff" draw:marker-start="Arrowheads_20_3" draw:marker-start-width="0.3cm" draw:marker-end="Arrowheads_20_4" draw:marker-end-width="0.3cm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P1" style:family="paragraph">
      <loext:graphic-properties draw:fill-color="#9999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opacity="42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4000"/>
      <style:paragraph-properties fo:text-align="center"/>
    </style:style>
    <style:style style:name="P7" style:family="paragraph">
      <style:text-properties fo:color="#ffffff" loext:opacity="100%" style:font-name="DejaVu Sans"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none" draw:fill-color="#ffffff"/>
      <style:text-properties fo:color="#ffffff" loext:opacity="100%" style:font-name="DejaVu Sans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ffffff" loext:opacity="100%" style:font-name="DejaVu Sans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35cm" svg:height="14.605cm" svg:x="3.222cm" svg:y="7.9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762cm" svg:height="3.492cm" svg:x="7.35cm" svg:y="4.493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9.89cm" svg:y1="5.762cm" svg:x2="9.89cm" svg:y2="20.367cm">
          <text:p/>
        </draw:line>
        <draw:custom-shape draw:style-name="gr4" draw:text-style-name="P3" draw:layer="layout" svg:width="0.953cm" svg:height="2.223cm" svg:x="9.372cm" svg:y="19.73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3.335cm" svg:height="8.89cm" svg:x="3.222cm" svg:y="13.7cm">
          <text:p/>
          <draw:enhanced-geometry svg:viewBox="0 0 21600 21600" draw:type="rectangle" draw:enhanced-path="M 0 0 L 21600 0 21600 21600 0 21600 0 0 Z N"/>
        </draw:custom-shape>
        <draw:path draw:style-name="gr6" draw:text-style-name="P2" draw:layer="layout" svg:width="1.245cm" svg:height="2.128cm" draw:transform="rotate (1.3531537690712) translate (9.78107553817232cm 6.25102441165007cm)" svg:viewBox="0 0 1246 2129" svg:d="M279 107c231-46 550 34 573 348 19 252-49 559-284 650-252 98-476-184-550-443-89-313 165-514 381-626 273-143 426 174 466 371 46 223 84 449 169 663 90 225 137 467 157 710l4 225 51 124">
          <text:p/>
        </draw:path>
        <draw:custom-shape draw:style-name="gr7" draw:text-style-name="P5" draw:layer="layout" svg:width="0.635cm" svg:height="0.635cm" svg:x="11.477cm" svg:y="5.12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318cm" svg:height="0.318cm" svg:x="10.107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10.525cm" svg:y1="21.955cm" svg:x2="12.112cm" svg:y2="21.955cm">
          <text:p/>
        </draw:line>
        <draw:line draw:style-name="gr10" draw:text-style-name="P5" draw:layer="layout" svg:x1="11.16cm" svg:y1="21.955cm" svg:x2="11.16cm" svg:y2="22.59cm">
          <text:p/>
        </draw:line>
        <draw:frame draw:style-name="gr11" draw:text-style-name="P8" draw:layer="layout" svg:width="2.858cm" svg:height="0.952cm" svg:x="11.16cm" svg:y="21.955cm">
          <draw:text-box>
            <text:p text:style-name="P7"><text:span text:style-name="T1">5 cm</text:span></text:p>
          </draw:text-box>
        </draw:frame>
        <draw:frame draw:style-name="gr11" draw:text-style-name="P8" draw:layer="layout" svg:width="4.762cm" svg:height="0.952cm" svg:x="9.89cm" svg:y="10.842cm">
          <draw:text-box>
            <text:p text:style-name="P7"><text:span text:style-name="T1">Stijglijn</text:span></text:p>
          </draw:text-box>
        </draw:frame>
        <draw:frame draw:style-name="gr11" draw:text-style-name="P8" draw:layer="layout" svg:width="4.762cm" svg:height="0.952cm" svg:x="8.62cm" svg:y="4.493cm">
          <draw:text-box>
            <text:p text:style-name="P7"><text:span text:style-name="T1">Transportlijn</text:span></text:p>
          </draw:text-box>
        </draw:frame>
        <draw:frame draw:style-name="gr11" draw:text-style-name="P8" draw:layer="layout" svg:width="4.762cm" svg:height="0.952cm" svg:x="10.325cm" svg:y="20.05cm">
          <draw:text-box>
            <text:p text:style-name="P7"><text:span text:style-name="T1">S</text:span><text:span text:style-name="T1">e</text:span><text:span text:style-name="T1">n</text:span><text:span text:style-name="T1">s</text:span><text:span text:style-name="T1">o</text:span><text:span text:style-name="T1">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21T20:21:46.065566321</meta:creation-date>
    <dc:date>2023-12-21T20:46:25.150456188</dc:date>
    <meta:editing-duration>PT24M35S</meta:editing-duration>
    <meta:editing-cycles>9</meta:editing-cycles>
    <meta:generator>LibreOffice/7.3.7.2$Linux_X86_64 LibreOffice_project/30$Build-2</meta:generator>
    <meta:document-statistic meta:object-count="14"/>
  </office:meta>
</office:document-meta>
</file>